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indent="0cm" style:auto-text-indent="false"/>
    </style:style>
    <style:style style:name="T1" style:family="text">
      <style:text-properties fo:font-variant="normal" fo:text-transform="none" fo:color="#444444" style:font-name="Arial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----------------------------------------------------------------------------------------------------------------------------------------------------------------------------------------------- IT Assignment Help--------------------------------------------------- </text:span><text:line-break/><text:line-break/><text:span text:style-name="T1">Need help with your IT Assignment </text:span><text:line-break/><text:span text:style-name="T1">I m covering the following subjects </text:span><text:line-break/><text:line-break/><text:span text:style-name="T1">Java </text:span><text:line-break/><text:span text:style-name="T1">EJB </text:span><text:line-break/><text:span text:style-name="T1">C </text:span><text:line-break/><text:span text:style-name="T1">C++ </text:span><text:line-break/><text:span text:style-name="T1">Html </text:span><text:line-break/><text:span text:style-name="T1">Dhtml </text:span><text:line-break/><text:span text:style-name="T1">Javascript </text:span><text:line-break/><text:span text:style-name="T1">VB Script </text:span><text:line-break/><text:span text:style-name="T1">System Analysis and Design </text:span><text:line-break/><text:span text:style-name="T1">E-Commerce WebSite Development + Theoretical </text:span><text:line-break/><text:span text:style-name="T1">MATLAB </text:span><text:line-break/><text:span text:style-name="T1">.Net technologies </text:span><text:line-break/><text:span text:style-name="T1">Computer Hardware </text:span><text:line-break/><text:span text:style-name="T1">Computer Networking </text:span><text:line-break/><text:span text:style-name="T1">CCNA </text:span><text:line-break/><text:span text:style-name="T1">Coral Draw </text:span><text:line-break/><text:span text:style-name="T1">Photoshop </text:span><text:line-break/><text:span text:style-name="T1">XML </text:span><text:line-break/><text:span text:style-name="T1">Unified Modeling Language(UML) </text:span><text:line-break/><text:span text:style-name="T1">MS Project </text:span><text:line-break/><text:span text:style-name="T1">Php </text:span><text:line-break/><text:span text:style-name="T1">Software Testing---load runner,test director,quick test professional,test director. </text:span><text:line-break/><text:span text:style-name="T1">Zen Cart </text:span><text:line-break/><text:span text:style-name="T1">System Analysis and Design </text:span><text:line-break/><text:span text:style-name="T1">Web designing </text:span><text:line-break/><text:span text:style-name="T1">Drupal </text:span><text:line-break/><text:span text:style-name="T1">Wordpress </text:span><text:line-break/><text:span text:style-name="T1">Flow chart,Data Flow Diagrams,Entity -Relationship Models </text:span><text:line-break/><text:span text:style-name="T1">I also provide IT tuitions. </text:span><text:line-break/><text:span text:style-name="T1">Please contact me on </text:span><text:line-break/><text:span text:style-name="T1">0426806031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4:44:44.10</meta:creation-date>
    <dc:date>2014-07-10T02:16:37.69</dc:date>
    <meta:editing-duration>PT4H57M2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86" meta:character-count="896"/>
  </office:meta>
</office:document-meta>
</file>